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BEC000008D830F2E6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504cm" svg:x="0.815cm" svg:y="1.295cm">
          <draw:image xlink:href="Pictures/1000000000000BEC000008D830F2E6E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si Eloranta</meta:initial-creator>
    <meta:creation-date>2011-01-07T16:47:29</meta:creation-date>
    <dc:date>2011-01-07T16:47:57</dc:date>
    <dc:creator>Jussi Eloranta</dc:creator>
    <meta:editing-duration>PT28S</meta:editing-duration>
    <meta:editing-cycles>1</meta:editing-cycles>
    <meta:document-statistic meta:object-count="1"/>
    <meta:generator>OpenOffice.org/3.3$Linux OpenOffice.org_project/330m18$Build-9556</meta:generator>
  </office:meta>
</office:document-meta>
</file>